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ebbe7" officeooo:paragraph-rsid="001ebbe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2070f1" officeooo:paragraph-rsid="001ebbe7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2070f1" officeooo:paragraph-rsid="002070f1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Metodologia</text:p>
      <text:p text:style-name="P2"/>
      <text:p text:style-name="P2"/>
      <text:p text:style-name="P3">A metodologia escolhida para o trabalho se baseia na propos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4:46:04.422941251</meta:creation-date>
    <dc:date>2017-09-18T14:50:54.947415343</dc:date>
    <meta:editing-duration>PT4M5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11" meta:character-count="72" meta:non-whitespace-character-count="63"/>
  </office:meta>
</office:document-meta>
</file>